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f05d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officeooo:rsid="0000bb06" officeooo:paragraph-rsid="000f05d8"/>
    </style:style>
    <style:style style:name="P16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7" style:family="paragraph" style:parent-style-name="Standard">
      <style:paragraph-properties fo:margin-top="0.101cm" fo:margin-bottom="0cm" loext:contextual-spacing="false"/>
      <style:text-properties officeooo:paragraph-rsid="00108d6c"/>
    </style:style>
    <style:style style:name="P18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19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20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2201f3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23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4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25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26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27" style:family="paragraph" style:parent-style-name="Standard" style:list-style-name="L4">
      <style:paragraph-properties fo:margin-top="0.101cm" fo:margin-bottom="0cm" loext:contextual-spacing="false"/>
      <style:text-properties officeooo:rsid="00235aa1" officeooo:paragraph-rsid="00108d6c"/>
    </style:style>
    <style:style style:name="P28" style:family="paragraph" style:parent-style-name="Standard" style:list-style-name="L4">
      <style:paragraph-properties fo:margin-top="0.101cm" fo:margin-bottom="0cm" loext:contextual-spacing="false"/>
      <style:text-properties officeooo:rsid="00332e89" officeooo:paragraph-rsid="00108d6c"/>
    </style:style>
    <style:style style:name="P29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90a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ad2d3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2.25pt" style:font-weight-asian="bold" style:font-size-complex="14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officeooo:rsid="00332e89"/>
    </style:style>
    <style:style style:name="T16" style:family="text">
      <style:text-properties officeooo:rsid="0014caaa"/>
    </style:style>
    <style:style style:name="T17" style:family="text">
      <style:text-properties officeooo:rsid="001546e7"/>
    </style:style>
    <style:style style:name="T18" style:family="text">
      <style:text-properties officeooo:rsid="0015907f"/>
    </style:style>
    <style:style style:name="T19" style:family="text">
      <style:text-properties officeooo:rsid="0016c7f8"/>
    </style:style>
    <style:style style:name="T20" style:family="text">
      <style:text-properties officeooo:rsid="001890ad"/>
    </style:style>
    <style:style style:name="T21" style:family="text">
      <style:text-properties officeooo:rsid="00199746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c5f11"/>
    </style:style>
    <style:style style:name="T24" style:family="text">
      <style:text-properties style:text-position="0% 100%" officeooo:rsid="002073e4"/>
    </style:style>
    <style:style style:name="T25" style:family="text">
      <style:text-properties style:text-position="0% 100%" officeooo:rsid="003e2ce8"/>
    </style:style>
    <style:style style:name="T26" style:family="text">
      <style:text-properties style:text-position="0% 100%" officeooo:rsid="00235ad5"/>
    </style:style>
    <style:style style:name="T27" style:family="text">
      <style:text-properties officeooo:rsid="00235ad5"/>
    </style:style>
    <style:style style:name="T28" style:family="text">
      <style:text-properties fo:color="#ff0000" style:text-position="0% 100%" officeooo:rsid="00235a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6">UC19</text:span>: <text:span text:style-name="T1">Sposta Operatore</text:span></text:p>
      <text:p text:style-name="P3"><text:s/></text:p>
      <text:p text:style-name="P3"/>
      <text:p text:style-name="P11"><text:span text:style-name="T6">Test 1</text:span>:<text:tab/><text:span text:style-name="T20">Sposta operatore in posizione ammissibile</text:span></text:p>
      <text:p text:style-name="P12"/>
      <text:p text:style-name="P9">Input:</text:p>
      <text:list xml:id="list8295686628540774815" text:style-name="L1">
        <text:list-item>
          <text:p text:style-name="P21">Apertura di un foglio di lavoro selezionando: File/Nuova Regola</text:p>
        </text:list-item>
        <text:list-item>
          <text:p text:style-name="P23">Inserimento nome regola “rule_n”</text:p>
        </text:list-item>
        <text:list-item>
          <text:p text:style-name="P21">Inserimento Operatore selezionando: <text:span text:style-name="T2">XORLogico</text:span>/<text:span text:style-name="T2">boolean</text:span></text:p>
        </text:list-item>
        <text:list-item>
          <text:p text:style-name="P25">Trascinamento operatore XORLogico in una posizione contenuta nei limiti del foglio di lavoro</text:p>
        </text:list-item>
      </text:list>
      <text:p text:style-name="P9">Output atteso:</text:p>
      <text:list xml:id="list4893760743679738823" text:style-name="L2">
        <text:list-header>
          <text:p text:style-name="P29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4"><text:tab/></text:p>
      <text:p text:style-name="P6"><text:tab/><text:span text:style-name="T9">Test 2</text:span><text:span text:style-name="T10">: <text:tab/></text:span><text:span text:style-name="T11">Sposta operatore in posizione </text:span><text:span text:style-name="T12">non</text:span><text:span text:style-name="T11"> ammissibile</text:span></text:p>
      <text:p text:style-name="P12"/>
      <text:p text:style-name="P9">Input:</text:p>
      <text:list xml:id="list251554379307440964" text:style-name="L3">
        <text:list-item>
          <text:p text:style-name="P22">Apertura di un foglio di lavoro selezionando: File/Nuova Regola</text:p>
        </text:list-item>
        <text:list-item>
          <text:p text:style-name="P24">Inserimento nome regola “rule_n”</text:p>
        </text:list-item>
        <text:list-item>
          <text:p text:style-name="P22">Inserimento Operatore selezionando: <text:span text:style-name="T21">ANDLogico</text:span>/<text:span text:style-name="T19">long</text:span></text:p>
        </text:list-item>
        <text:list-item>
          <text:p text:style-name="P26">Trascinamento operatore <text:span text:style-name="T4">AND</text:span>Logico in una posizione <text:span text:style-name="T5">fuori dai</text:span> limiti del foglio di lavoro</text:p>
        </text:list-item>
      </text:list>
      <text:p text:style-name="P10">Output atteso:</text:p>
      <text:p text:style-name="P13"><text:span text:style-name="T7"><text:tab/></text:span>L’operatore ANDLogico viene mostrato nella posizione iniziale</text:p>
      <text:p text:style-name="P13"/>
      <text:p text:style-name="P14">BUG: il comportamento verificatosi non è uguale a quello atteso, <text:span text:style-name="T27">l’operatore viene lasciato </text:span>ai bordi del foglio di lavoro</text:p>
      <text:p text:style-name="P18"/>
      <text:p text:style-name="P19"/>
      <text:p text:style-name="P5"><text:tab/></text:p>
      <text:p text:style-name="P12"/>
      <text:p text:style-name="P15"/>
      <text:p text:style-name="P2"><text:span text:style-name="T8"><text:tab/></text:span><text:span text:style-name="T13">Note</text:span><text:span text:style-name="T14">:</text:span></text:p>
      <text:p text:style-name="P17"><text:tab/><text:span text:style-name="T17">R</text:span>ispetto al UC1<text:span text:style-name="T16">9</text:span> riportato nel SRS sono state effettuate le seguenti modifiche (come già e<text:tab/>videnziato nelle note delle fasi precedenti):</text:p>
      <text:list xml:id="list2549813661851946222" text:style-name="L4">
        <text:list-item>
          <text:p text:style-name="P27">Non è presente il punto <text:span text:style-name="T15">2 dello scenario principale</text:span></text:p>
        </text:list-item>
        <text:list-item>
          <text:p text:style-name="P28"><text:s/>Non è presente lo scenario alternativo 1 a</text:p>
        </text:list-item>
      </text:list>
      <text:p text:style-name="P16"><text:tab/></text:p>
      <text:p text:style-name="P16"><text:tab/><text:span text:style-name="T18">I test sono generalmente scritti come effettuati su operatori diversi, in modo da verificare il <text:tab/>corretto funzionamento del maggior numero possibile di essi</text:span></text:p>
      <text:p text:style-name="P16"/>
      <text:p text:style-name="P20"><text:span text:style-name="T25">La procedura ti testing mi ha fatto riscontrare</text:span><text:span text:style-name="T23"> un’</text:span><text:span text:style-name="T25">ulteriore </text:span><text:span text:style-name="T23">anomalia</text:span><text:span text:style-name="T22">: <text:s/>nel caso di due operatori parzialmente sovrapposti, tentando di </text:span><text:span text:style-name="T24">spostare</text:span><text:span text:style-name="T22"> l’operatore sottostante, vengono </text:span><text:span text:style-name="T24">spostati</text:span><text:span text:style-name="T22"> entrambi. Questo comportamento non è analizzato in ulteriori test in quanto ritenuto un’anomalia di JointJs <text:s text:c="7"/></text:span><text:span text:style-name="T28">LASCIARE COS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6T17:18:59.981770811</dc:date>
    <meta:editing-duration>PT36M34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33" meta:character-count="1637" meta:non-whitespace-character-count="1419"/>
  </office:meta>
</office:document-meta>
</file>